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tracked-changes text:track-changes="false">
        <text:changed-region xml:id="ct170919248" text:id="ct170919248">
          <text:insertion>
            <office:change-info>
              <dc:creator>Juan León</dc:creator>
              <dc:date>2012-06-12T11:34:00</dc:date>
            </office:change-info>
          </text:insertion>
        </text:changed-region>
        <text:changed-region xml:id="ct171120384" text:id="ct171120384">
          <text:insertion>
            <office:change-info>
              <dc:creator>Juan León</dc:creator>
              <dc:date>2012-06-12T11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quí invocamos a un método de un objeto: <text:change-start text:change-id="ct170919248"/>mensajes.hola()<text:change-end text:change-id="ct170919248"/>.</text:p>
      <text:p text:style-name="Standard">Aquí accedemos a una estructura compleja</text:p>
      <text:p text:style-name="Standard">(Un diccionario dentro de una lista): <text:change-start text:change-id="ct171120384"/>datos[1]['nombre']<text:change-end text:change-id="ct171120384"/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Leon</meta:initial-creator>
    <meta:creation-date>2012-04-17T12:47:13</meta:creation-date>
    <dc:date>2012-06-12T11:49:44</dc:date>
    <dc:creator>Juan León</dc:creator>
    <meta:editing-duration>PT9M51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3" meta:word-count="22" meta:character-count="154" meta:non-whitespace-character-count="135"/>
  </office:meta>
</office:document-meta>
</file>